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notebooks/lp_load_default_config.txt</text:p>
          </table:table-cell>
          <table:table-cell table:number-columns-repeated="10"/>
          <table:table-cell office:value-type="string" calcext:value-type="string">
            <text:p>notebooks/lp_load_Legex-3-axis-6-prbs.t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 #</text:p>
          </table:table-cell>
          <table:table-cell office:value-type="string" calcext:value-type="string">
            <text:p><text:s text:c="2"/>Hits</text:p>
          </table:table-cell>
          <table:table-cell office:value-type="string" calcext:value-type="string">
            <text:p><text:s text:c="7"/>Time</text:p>
          </table:table-cell>
          <table:table-cell office:value-type="string" calcext:value-type="string">
            <text:p>Per Hit</text:p>
          </table:table-cell>
          <table:table-cell office:value-type="string" calcext:value-type="string">
            <text:p>% Time</text:p>
          </table:table-cell>
          <table:table-cell office:value-type="string" calcext:value-type="string">
            <text:p><text:s/>Line</text:p>
          </table:table-cell>
          <table:table-cell office:value-type="string" calcext:value-type="string">
            <text:p><text:s/>Contents</text:p>
          </table:table-cell>
          <table:table-cell table:number-columns-repeated="4"/>
          <table:table-cell office:value-type="string" calcext:value-type="string">
            <text:p>Line #</text:p>
          </table:table-cell>
          <table:table-cell office:value-type="string" calcext:value-type="string">
            <text:p><text:s text:c="2"/>Hits</text:p>
          </table:table-cell>
          <table:table-cell office:value-type="string" calcext:value-type="string">
            <text:p><text:s text:c="7"/>Time</text:p>
          </table:table-cell>
          <table:table-cell office:value-type="string" calcext:value-type="string">
            <text:p>Per Hit</text:p>
          </table:table-cell>
          <table:table-cell office:value-type="string" calcext:value-type="string">
            <text:p>% Time</text:p>
          </table:table-cell>
          <table:table-cell office:value-type="string" calcext:value-type="string">
            <text:p><text:s/>Line</text:p>
          </table:table-cell>
          <table:table-cell office:value-type="string" calcext:value-type="string">
            <text:p><text:s/>Contents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number-columns-repeated="5"/>
          <table:table-cell office:value-type="string" calcext:value-type="string">
            <text:p>def restore_state_from_file(self, filename):</text:p>
          </table:table-cell>
          <table:table-cell table:number-columns-repeated="4"/>
          <table:table-cell office:value-type="float" office:value="733" calcext:value-type="float">
            <text:p>733</text:p>
          </table:table-cell>
          <table:table-cell table:number-columns-repeated="5"/>
          <table:table-cell office:value-type="string" calcext:value-type="string">
            <text:p>def restore_state_from_file(self, filename):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1011.9" calcext:value-type="float">
            <text:p>1011.9</text:p>
          </table:table-cell>
          <table:table-cell office:value-type="float" office:value="506" calcext:value-type="float">
            <text:p>50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<text:s text:c="4"/>cf.logger.info(f"in restore state from file {filename}")</text:p>
          </table:table-cell>
          <table:table-cell table:number-columns-repeated="4"/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817.5" calcext:value-type="float">
            <text:p>817.5</text:p>
          </table:table-cell>
          <table:table-cell office:value-type="float" office:value="408.7" calcext:value-type="float">
            <text:p>40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cf.logger.info(f"in restore state from file {filename}")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number-columns-repeated="10"/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31210.9" calcext:value-type="float">
            <text:p>31210.9</text:p>
          </table:table-cell>
          <table:table-cell office:value-type="float" office:value="15605.5" calcext:value-type="float">
            <text:p>15605.5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<text:s text:c="4"/>self.clear_all()</text:p>
          </table:table-cell>
          <table:table-cell table:number-columns-repeated="4"/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31764.8" calcext:value-type="float">
            <text:p>31764.8</text:p>
          </table:table-cell>
          <table:table-cell office:value-type="float" office:value="15882.4" calcext:value-type="float">
            <text:p>15882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<text:s text:c="4"/>self.clear_all()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number-columns-repeated="10"/>
          <table:table-cell office:value-type="float" office:value="737" calcext:value-type="float">
            <text:p>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float" office:value="82.1" calcext:value-type="float">
            <text:p>82.1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with open(filename, "rb") as fp:</text:p>
          </table:table-cell>
          <table:table-cell table:number-columns-repeated="4"/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float" office:value="81.3" calcext:value-type="float">
            <text:p>81.3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with open(filename, "rb") as fp: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office:value-type="float" office:value="298.5" calcext:value-type="float">
            <text:p>298.5</text:p>
          </table:table-cell>
          <table:table-cell office:value-type="float" office:value="149.3" calcext:value-type="float">
            <text:p>149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state_dict = pickle.load(fp)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state_dict = pickle.load(fp)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number-columns-repeated="10"/>
          <table:table-cell office:value-type="float" office:value="740" calcext:value-type="float">
            <text:p>7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number-columns-repeated="5"/>
          <table:table-cell office:value-type="string" calcext:value-type="string">
            <text:p><text:s text:c="4"/># add correct number of default probes and simulations</text:p>
          </table:table-cell>
          <table:table-cell table:number-columns-repeated="4"/>
          <table:table-cell office:value-type="float" office:value="741" calcext:value-type="float">
            <text:p>741</text:p>
          </table:table-cell>
          <table:table-cell table:number-columns-repeated="5"/>
          <table:table-cell office:value-type="string" calcext:value-type="string">
            <text:p><text:s text:c="4"/># add correct number of default probes and simulations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i in range(state_dict["counts"]["probes"]):</text:p>
          </table:table-cell>
          <table:table-cell table:number-columns-repeated="4"/>
          <table:table-cell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i in range(state_dict["counts"]["probes"]):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101259.9" calcext:value-type="float">
            <text:p>101259.9</text:p>
          </table:table-cell>
          <table:table-cell office:value-type="float" office:value="50630" calcext:value-type="float">
            <text:p>50630</text:p>
          </table:table-cell>
          <table:table-cell office:value-type="float" office:value="10.6" calcext:value-type="float">
            <text:p>10.6</text:p>
          </table:table-cell>
          <table:table-cell/>
          <table:table-cell table:style-name="ce1" office:value-type="string" calcext:value-type="string">
            <text:p><text:s text:c="8"/>self.add_new_probe_group(self.prb_group)</text:p>
          </table:table-cell>
          <table:table-cell table:number-columns-repeated="4"/>
          <table:table-cell office:value-type="float" office:value="743" calcext:value-type="float">
            <text:p>743</text:p>
          </table:table-cell>
          <table:table-cell office:value-type="float" office:value="7" calcext:value-type="float">
            <text:p>7</text:p>
          </table:table-cell>
          <table:table-cell office:value-type="float" office:value="914931.9" calcext:value-type="float">
            <text:p>914931.9</text:p>
          </table:table-cell>
          <table:table-cell office:value-type="float" office:value="130704.6" calcext:value-type="float">
            <text:p>130704.6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<text:s text:c="8"/>self.add_new_probe_group(self.prb_group)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i in range(state_dict["counts"]["simulations"]):</text:p>
          </table:table-cell>
          <table:table-cell table:number-columns-repeated="4"/>
          <table:table-cell office:value-type="float" office:value="744" calcext:value-type="float">
            <text:p>7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i in range(state_dict["counts"]["simulations"]):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299353.4" calcext:value-type="float">
            <text:p>299353.4</text:p>
          </table:table-cell>
          <table:table-cell office:value-type="float" office:value="149676.7" calcext:value-type="float">
            <text:p>149676.7</text:p>
          </table:table-cell>
          <table:table-cell office:value-type="float" office:value="31.4" calcext:value-type="float">
            <text:p>31.4</text:p>
          </table:table-cell>
          <table:table-cell/>
          <table:table-cell table:style-name="ce1" office:value-type="string" calcext:value-type="string">
            <text:p><text:s text:c="8"/>self.add_new_mmt_group(self.mmt_group)</text:p>
          </table:table-cell>
          <table:table-cell table:number-columns-repeated="4"/>
          <table:table-cell office:value-type="float" office:value="745" calcext:value-type="float">
            <text:p>745</text:p>
          </table:table-cell>
          <table:table-cell office:value-type="float" office:value="7" calcext:value-type="float">
            <text:p>7</text:p>
          </table:table-cell>
          <table:table-cell office:value-type="float" office:value="1632070.2" calcext:value-type="float">
            <text:p>1632070.2</text:p>
          </table:table-cell>
          <table:table-cell office:value-type="float" office:value="233152.9" calcext:value-type="float">
            <text:p>233152.9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<text:s text:c="8"/>self.add_new_mmt_group(self.mmt_group)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10"/>
          <table:table-cell office:value-type="float" office:value="746" calcext:value-type="float">
            <text:p>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number-columns-repeated="5"/>
          <table:table-cell office:value-type="string" calcext:value-type="string">
            <text:p><text:s text:c="4"/># don't put any snapshots back as we haven't saved the data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 table:number-columns-repeated="5"/>
          <table:table-cell office:value-type="string" calcext:value-type="string">
            <text:p><text:s text:c="4"/># don't put any snapshots back as we haven't saved the data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number-columns-repeated="10"/>
          <table:table-cell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number-columns-repeated="5"/>
          <table:table-cell office:value-type="string" calcext:value-type="string">
            <text:p><text:s text:c="4"/># restore state of main control panel</text:p>
          </table:table-cell>
          <table:table-cell table:number-columns-repeated="4"/>
          <table:table-cell office:value-type="float" office:value="749" calcext:value-type="float">
            <text:p>749</text:p>
          </table:table-cell>
          <table:table-cell table:number-columns-repeated="5"/>
          <table:table-cell office:value-type="string" calcext:value-type="string">
            <text:p><text:s text:c="4"/># restore state of main control panel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group in ["machine", "probes_group", "mmt_group"]: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group in ["machine", "probes_group", "mmt_group"]: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12" calcext:value-type="float">
            <text:p>12</text:p>
          </table:table-cell>
          <table:table-cell office:value-type="float" office:value="207696" calcext:value-type="float">
            <text:p>207696</text:p>
          </table:table-cell>
          <table:table-cell office:value-type="float" office:value="17308" calcext:value-type="float">
            <text:p>17308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<text:s text:c="8"/>self.control_group.child(group).restoreState(</text:p>
          </table:table-cell>
          <table:table-cell table:number-columns-repeated="4"/>
          <table:table-cell office:value-type="float" office:value="751" calcext:value-type="float">
            <text:p>751</text:p>
          </table:table-cell>
          <table:table-cell office:value-type="float" office:value="12" calcext:value-type="float">
            <text:p>12</text:p>
          </table:table-cell>
          <table:table-cell office:value-type="float" office:value="3772799.7" calcext:value-type="float">
            <text:p>3772799.7</text:p>
          </table:table-cell>
          <table:table-cell office:value-type="float" office:value="314400" calcext:value-type="float">
            <text:p>314400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string" calcext:value-type="string">
            <text:p><text:s text:c="8"/>self.control_group.child(group).restoreState(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state_dict["main_state"]["children"][group]</text:p>
          </table:table-cell>
          <table:table-cell table:number-columns-repeated="4"/>
          <table:table-cell office:value-type="float" office:value="752" calcext:value-type="float">
            <text:p>752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state_dict["main_state"]["children"][group]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number-columns-repeated="5"/>
          <table:table-cell office:value-type="string" calcext:value-type="string">
            <text:p><text:s text:c="8"/>)</text:p>
          </table:table-cell>
          <table:table-cell table:number-columns-repeated="4"/>
          <table:table-cell office:value-type="float" office:value="753" calcext:value-type="float">
            <text:p>753</text:p>
          </table:table-cell>
          <table:table-cell table:number-columns-repeated="5"/>
          <table:table-cell office:value-type="string" calcext:value-type="string">
            <text:p><text:s text:c="8"/>)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number-columns-repeated="10"/>
          <table:table-cell office:value-type="float" office:value="754" calcext:value-type="float">
            <text:p>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78.8" calcext:value-type="float">
            <text:p>78.8</text:p>
          </table:table-cell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<text:s text:c="4"/>self.update_pens()</text:p>
          </table:table-cell>
          <table:table-cell table:number-columns-repeated="4"/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197.5" calcext:value-type="float">
            <text:p>197.5</text:p>
          </table:table-cell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self.update_pens()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number-columns-repeated="10"/>
          <table:table-cell office:value-type="float" office:value="756" calcext:value-type="float">
            <text:p>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_containers, self.plot_docks = self.dock_area.findAll()</text:p>
          </table:table-cell>
          <table:table-cell table:number-columns-repeated="4"/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_containers, self.plot_docks = self.dock_area.findAll()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dock_name, dock_state in state_dict["docks"].items():</text:p>
          </table:table-cell>
          <table:table-cell table:number-columns-repeated="4"/>
          <table:table-cell office:value-type="float" office:value="758" calcext:value-type="float">
            <text:p>758</text:p>
          </table:table-cell>
          <table:table-cell office:value-type="float" office:value="7" calcext:value-type="float">
            <text:p>7</text:p>
          </table:table-cell>
          <table:table-cell office:value-type="float" office:value="9.2" calcext:value-type="float">
            <text:p>9.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dock_name, dock_state in state_dict["docks"].items():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if dock_name[0] == "p":</text:p>
          </table:table-cell>
          <table:table-cell table:number-columns-repeated="4"/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if dock_name[0] == "p":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5"/>
          <table:table-cell table:style-name="ce1" office:value-type="string" calcext:value-type="string">
            <text:p><text:s text:c="12"/>self.add_new_plot_plate_dock(None, name=dock_name)</text:p>
          </table:table-cell>
          <table:table-cell table:number-columns-repeated="4"/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float" office:value="352889.4" calcext:value-type="float">
            <text:p>352889.4</text:p>
          </table:table-cell>
          <table:table-cell office:value-type="float" office:value="117629.8" calcext:value-type="float">
            <text:p>11762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<text:s text:c="12"/>self.add_new_plot_plate_dock(None, name=dock_name)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number-columns-repeated="5"/>
          <table:table-cell office:value-type="string" calcext:value-type="string">
            <text:p><text:s text:c="12"/>self.plot_docks[dock_name].plot_controls.restoreState(dock_state)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office:value-type="float" office:value="3" calcext:value-type="float">
            <text:p>3</text:p>
          </table:table-cell>
          <table:table-cell office:value-type="float" office:value="73986" calcext:value-type="float">
            <text:p>73986</text:p>
          </table:table-cell>
          <table:table-cell office:value-type="float" office:value="24662" calcext:value-type="float">
            <text:p>2466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<text:s text:c="12"/>self.plot_docks[dock_name].plot_controls.restoreState(dock_state)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number-columns-repeated="10"/>
          <table:table-cell office:value-type="float" office:value="762" calcext:value-type="float">
            <text:p>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elif dock_name[0] == "b":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elif dock_name[0] == "b":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number-columns-repeated="5"/>
          <table:table-cell table:style-name="ce1" office:value-type="string" calcext:value-type="string">
            <text:p><text:s text:c="12"/>self.add_new_plot_bar_dock(None, name=dock_name)</text:p>
          </table:table-cell>
          <table:table-cell table:number-columns-repeated="4"/>
          <table:table-cell office:value-type="float" office:value="764" calcext:value-type="float">
            <text:p>764</text:p>
          </table:table-cell>
          <table:table-cell table:number-columns-repeated="5"/>
          <table:table-cell office:value-type="string" calcext:value-type="string">
            <text:p><text:s text:c="12"/>self.add_new_plot_bar_dock(None, name=dock_name)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number-columns-repeated="5"/>
          <table:table-cell table:style-name="ce1" office:value-type="string" calcext:value-type="string">
            <text:p><text:s text:c="12"/>self.plot_docks[dock_name].plot_controls.restoreState(dock_state)</text:p>
          </table:table-cell>
          <table:table-cell table:number-columns-repeated="4"/>
          <table:table-cell office:value-type="float" office:value="765" calcext:value-type="float">
            <text:p>765</text:p>
          </table:table-cell>
          <table:table-cell table:number-columns-repeated="5"/>
          <table:table-cell office:value-type="string" calcext:value-type="string">
            <text:p><text:s text:c="12"/>self.plot_docks[dock_name].plot_controls.restoreState(dock_state)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elif dock_name[0] == "3":</text:p>
          </table:table-cell>
          <table:table-cell table:number-columns-repeated="4"/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elif dock_name[0] == "3":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office:value-type="float" office:value="147523.9" calcext:value-type="float">
            <text:p>147523.9</text:p>
          </table:table-cell>
          <table:table-cell office:value-type="float" office:value="73761.9" calcext:value-type="float">
            <text:p>73761.9</text:p>
          </table:table-cell>
          <table:table-cell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<text:s text:c="12"/>self.add_3d_dock()</text:p>
          </table:table-cell>
          <table:table-cell table:number-columns-repeated="4"/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office:value-type="float" office:value="176538.8" calcext:value-type="float">
            <text:p>176538.8</text:p>
          </table:table-cell>
          <table:table-cell office:value-type="float" office:value="88269.4" calcext:value-type="float">
            <text:p>88269.4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<text:s text:c="12"/>self.add_3d_dock()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6509.5" calcext:value-type="float">
            <text:p>6509.5</text:p>
          </table:table-cell>
          <table:table-cell office:value-type="float" office:value="3254.7" calcext:value-type="float">
            <text:p>3254.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<text:s text:c="12"/>self.plot_docks[dock_name].plot_controls.restoreState(dock_state)</text:p>
          </table:table-cell>
          <table:table-cell table:number-columns-repeated="4"/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8877.3" calcext:value-type="float">
            <text:p>18877.3</text:p>
          </table:table-cell>
          <table:table-cell office:value-type="float" office:value="9438.6" calcext:value-type="float">
            <text:p>9438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<text:s text:c="12"/>self.plot_docks[dock_name].plot_controls.restoreState(dock_state)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5"/>
          <table:table-cell office:value-type="string" calcext:value-type="string">
            <text:p><text:s text:c="8"/>else:</text:p>
          </table:table-cell>
          <table:table-cell table:number-columns-repeated="4"/>
          <table:table-cell office:value-type="float" office:value="769" calcext:value-type="float">
            <text:p>769</text:p>
          </table:table-cell>
          <table:table-cell table:number-columns-repeated="5"/>
          <table:table-cell office:value-type="string" calcext:value-type="string">
            <text:p><text:s text:c="8"/>else: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number-columns-repeated="5"/>
          <table:table-cell office:value-type="string" calcext:value-type="string">
            <text:p><text:s text:c="12"/>raise ValueError("Unknown dock type")</text:p>
          </table:table-cell>
          <table:table-cell table:number-columns-repeated="4"/>
          <table:table-cell office:value-type="float" office:value="770" calcext:value-type="float">
            <text:p>770</text:p>
          </table:table-cell>
          <table:table-cell table:number-columns-repeated="5"/>
          <table:table-cell office:value-type="string" calcext:value-type="string">
            <text:p><text:s text:c="12"/>raise ValueError("Unknown dock type")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number-columns-repeated="10"/>
          <table:table-cell office:value-type="float" office:value="771" calcext:value-type="float">
            <text:p>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office:value-type="float" office:value="61457.2" calcext:value-type="float">
            <text:p>61457.2</text:p>
          </table:table-cell>
          <table:table-cell office:value-type="float" office:value="30728.6" calcext:value-type="float">
            <text:p>30728.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<text:s text:c="4"/>self.dock_area.restoreState(state_dict["dock_area"])</text:p>
          </table:table-cell>
          <table:table-cell table:number-columns-repeated="4"/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office:value-type="float" office:value="201874.3" calcext:value-type="float">
            <text:p>201874.3</text:p>
          </table:table-cell>
          <table:table-cell office:value-type="float" office:value="1937.1" calcext:value-type="float">
            <text:p>1937.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<text:s text:c="4"/>self.dock_area.restoreState(state_dict["dock_area"])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10"/>
          <table:table-cell office:value-type="float" office:value="773" calcext:value-type="float">
            <text:p>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office:value-type="float" office:value="95637.5" calcext:value-type="float">
            <text:p>95637.5</text:p>
          </table:table-cell>
          <table:table-cell office:value-type="float" office:value="47818.8" calcext:value-type="float">
            <text:p>47818.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<text:s text:c="4"/>self.update_machine()</text:p>
          </table:table-cell>
          <table:table-cell table:number-columns-repeated="4"/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office:value-type="float" office:value="1193023.1" calcext:value-type="float">
            <text:p>1193023.1</text:p>
          </table:table-cell>
          <table:table-cell office:value-type="float" office:value="596511.5" calcext:value-type="float">
            <text:p>596511.5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string" calcext:value-type="string">
            <text:p><text:s text:c="4"/>self.update_machine()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time/1e-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reating new groups</text:p>
          </table:table-cell>
          <table:table-cell/>
          <table:table-cell table:formula="of:=[.D15]+[.D17]" office:value-type="float" office:value="400613.3" calcext:value-type="float">
            <text:p>400613.3</text:p>
          </table:table-cell>
          <table:table-cell table:number-columns-repeated="8"/>
          <table:table-cell office:value-type="string" calcext:value-type="string">
            <text:p>creating new groups</text:p>
          </table:table-cell>
          <table:table-cell/>
          <table:table-cell table:formula="of:=[.O15]+[.O17]" office:value-type="float" office:value="2547002.1" calcext:value-type="float">
            <text:p>2547002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nig 3ddock</text:p>
          </table:table-cell>
          <table:table-cell/>
          <table:table-cell table:formula="of:=[.D39]" office:value-type="float" office:value="147523.9" calcext:value-type="float">
            <text:p>147523.9</text:p>
          </table:table-cell>
          <table:table-cell table:number-columns-repeated="8"/>
          <table:table-cell office:value-type="string" calcext:value-type="string">
            <text:p>creating 3ddock</text:p>
          </table:table-cell>
          <table:table-cell/>
          <table:table-cell table:formula="of:=[.O39]" office:value-type="float" office:value="176538.8" calcext:value-type="float">
            <text:p>176538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ng plate docks</text:p>
          </table:table-cell>
          <table:table-cell/>
          <table:table-cell table:formula="of:=[.D32]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creating plate docks</text:p>
          </table:table-cell>
          <table:table-cell/>
          <table:table-cell table:formula="of:=[.O32]" office:value-type="float" office:value="352889.4" calcext:value-type="float">
            <text:p>352889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toring group data</text:p>
          </table:table-cell>
          <table:table-cell/>
          <table:table-cell table:formula="of:=[.D23]" office:value-type="float" office:value="207696" calcext:value-type="float">
            <text:p>207696</text:p>
          </table:table-cell>
          <table:table-cell table:number-columns-repeated="8"/>
          <table:table-cell office:value-type="string" calcext:value-type="string">
            <text:p>restoring group data</text:p>
          </table:table-cell>
          <table:table-cell/>
          <table:table-cell table:formula="of:=[.O23]" office:value-type="float" office:value="3772799.7" calcext:value-type="float">
            <text:p>3772799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toring dock area</text:p>
          </table:table-cell>
          <table:table-cell/>
          <table:table-cell table:formula="of:=[.D44]" office:value-type="float" office:value="61457.2" calcext:value-type="float">
            <text:p>61457.2</text:p>
          </table:table-cell>
          <table:table-cell table:number-columns-repeated="8"/>
          <table:table-cell office:value-type="string" calcext:value-type="string">
            <text:p>restoring dock area</text:p>
          </table:table-cell>
          <table:table-cell/>
          <table:table-cell table:style-name="ce2" table:formula="of:=[.O44]" office:value-type="float" office:value="201874.3" calcext:value-type="float">
            <text:p>201874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 machine</text:p>
          </table:table-cell>
          <table:table-cell/>
          <table:table-cell table:formula="of:=[.D46]" office:value-type="float" office:value="95637.5" calcext:value-type="float">
            <text:p>95637.5</text:p>
          </table:table-cell>
          <table:table-cell table:number-columns-repeated="8"/>
          <table:table-cell office:value-type="string" calcext:value-type="string">
            <text:p>update machine</text:p>
          </table:table-cell>
          <table:table-cell/>
          <table:table-cell table:formula="of:=[.O46]" office:value-type="float" office:value="1193023.1" calcext:value-type="float">
            <text:p>1193023.1</text:p>
          </table:table-cell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default</text:p>
          </table:table-cell>
          <table:table-cell office:value-type="string" calcext:value-type="string">
            <text:p>3-axis-6-prb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ime/s</text:p>
          </table:table-cell>
          <table:table-cell table:number-columns-repeated="10"/>
          <table:table-cell office:value-type="string" calcext:value-type="string">
            <text:p>time/s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string" office:string-value="creating new groups" calcext:value-type="string">
            <text:p>creating new groups</text:p>
          </table:table-cell>
          <table:table-cell/>
          <table:table-cell table:formula="of:=[.D49]*0.000001" office:value-type="float" office:value="0.4006133" calcext:value-type="float">
            <text:p>0.4006133</text:p>
          </table:table-cell>
          <table:table-cell table:formula="of:=[.O49]*0.000001" office:value-type="float" office:value="2.5470021" calcext:value-type="float">
            <text:p>2.5470021</text:p>
          </table:table-cell>
          <table:table-cell table:number-columns-repeated="7"/>
          <table:table-cell office:value-type="string" calcext:value-type="string">
            <text:p>creating new groups</text:p>
          </table:table-cell>
          <table:table-cell table:number-columns-repeated="6"/>
        </table:table-row>
        <table:table-row table:style-name="ro1">
          <table:table-cell/>
          <table:table-cell table:formula="of:=[.B50]" office:value-type="string" office:string-value="creatnig 3ddock" calcext:value-type="string">
            <text:p>creatnig 3ddock</text:p>
          </table:table-cell>
          <table:table-cell/>
          <table:table-cell table:formula="of:=[.D50]*0.000001" office:value-type="float" office:value="0.1475239" calcext:value-type="float">
            <text:p>0.1475239</text:p>
          </table:table-cell>
          <table:table-cell table:formula="of:=[.O50]*0.000001" office:value-type="float" office:value="0.1765388" calcext:value-type="float">
            <text:p>0.1765388</text:p>
          </table:table-cell>
          <table:table-cell table:number-columns-repeated="7"/>
          <table:table-cell office:value-type="string" calcext:value-type="string">
            <text:p>creatnig 3ddock</text:p>
          </table:table-cell>
          <table:table-cell table:number-columns-repeated="6"/>
        </table:table-row>
        <table:table-row table:style-name="ro1">
          <table:table-cell/>
          <table:table-cell table:formula="of:=[.B51]" office:value-type="string" office:string-value="creating plate docks" calcext:value-type="string">
            <text:p>creating plate docks</text:p>
          </table:table-cell>
          <table:table-cell/>
          <table:table-cell table:formula="of:=[.D51]*0.000001" office:value-type="float" office:value="0" calcext:value-type="float">
            <text:p>0</text:p>
          </table:table-cell>
          <table:table-cell table:formula="of:=[.O51]*0.000001" office:value-type="float" office:value="0.3528894" calcext:value-type="float">
            <text:p>0.3528894</text:p>
          </table:table-cell>
          <table:table-cell table:number-columns-repeated="7"/>
          <table:table-cell office:value-type="string" calcext:value-type="string">
            <text:p>restoring group data</text:p>
          </table:table-cell>
          <table:table-cell table:number-columns-repeated="6"/>
        </table:table-row>
        <table:table-row table:style-name="ro1">
          <table:table-cell/>
          <table:table-cell table:formula="of:=[.B52]" office:value-type="string" office:string-value="restoring group data" calcext:value-type="string">
            <text:p>restoring group data</text:p>
          </table:table-cell>
          <table:table-cell/>
          <table:table-cell table:formula="of:=[.D52]*0.000001" office:value-type="float" office:value="0.207696" calcext:value-type="float">
            <text:p>0.207696</text:p>
          </table:table-cell>
          <table:table-cell table:formula="of:=[.O52]*0.000001" office:value-type="float" office:value="3.7727997" calcext:value-type="float">
            <text:p>3.7727997</text:p>
          </table:table-cell>
          <table:table-cell table:number-columns-repeated="7"/>
          <table:table-cell office:value-type="string" calcext:value-type="string">
            <text:p>restoring dock area</text:p>
          </table:table-cell>
          <table:table-cell table:number-columns-repeated="6"/>
        </table:table-row>
        <table:table-row table:style-name="ro1">
          <table:table-cell/>
          <table:table-cell table:formula="of:=[.B53]" office:value-type="string" office:string-value="restoring dock area" calcext:value-type="string">
            <text:p>restoring dock area</text:p>
          </table:table-cell>
          <table:table-cell/>
          <table:table-cell table:formula="of:=[.D53]*0.000001" office:value-type="float" office:value="0.0614572" calcext:value-type="float">
            <text:p>0.0614572</text:p>
          </table:table-cell>
          <table:table-cell table:formula="of:=[.O53]*0.000001" office:value-type="float" office:value="0.2018743" calcext:value-type="float">
            <text:p>0.2018743</text:p>
          </table:table-cell>
          <table:table-cell table:number-columns-repeated="14"/>
        </table:table-row>
        <table:table-row table:style-name="ro1">
          <table:table-cell/>
          <table:table-cell table:formula="of:=[.B54]" office:value-type="string" office:string-value="update machine" calcext:value-type="string">
            <text:p>update machine</text:p>
          </table:table-cell>
          <table:table-cell/>
          <table:table-cell table:formula="of:=[.D54]*0.000001" office:value-type="float" office:value="0.0956375" calcext:value-type="float">
            <text:p>0.0956375</text:p>
          </table:table-cell>
          <table:table-cell table:formula="of:=[.O54]*0.000001" office:value-type="float" office:value="1.1930231" calcext:value-type="float">
            <text:p>1.1930231</text:p>
          </table:table-cell>
          <table:table-cell table:number-columns-repeated="1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r unit</text:p>
          </table:table-cell>
          <table:table-cell office:value-type="string" calcext:value-type="string">
            <text:p>: 1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: 1.6860</text:p>
          </table:table-cell>
          <table:table-cell office:value-type="string" calcext:value-type="string">
            <text:p>8 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: /hom</text:p>
          </table:table-cell>
          <table:table-cell office:value-type="string" calcext:value-type="string">
            <text:p>e/elfnor</text:p>
          </table:table-cell>
          <table:table-cell office:value-type="string" calcext:value-type="string">
            <text:p>/gits/ls_cm</text:p>
          </table:table-cell>
          <table:table-cell office:value-type="string" calcext:value-type="string">
            <text:p>m_error_map/</text:p>
          </table:table-cell>
          <table:table-cell office:value-type="string" calcext:value-type="string">
            <text:p>src/cmm</text:p>
          </table:table-cell>
          <table:table-cell office:value-type="string" calcext:value-type="string">
            <text:p>_erro</text:p>
          </table:table-cell>
          <table:table-cell office:value-type="string" calcext:value-type="string">
            <text:p>r_map/ls_cmm_error_map.py</text:p>
          </table:table-cell>
        </table:table-row>
        <table:table-row table:style-name="ro1">
          <table:table-cell/>
          <table:table-cell office:value-type="string" calcext:value-type="string">
            <text:p>Function:</text:p>
          </table:table-cell>
          <table:table-cell office:value-type="string" calcext:value-type="string">
            <text:p>MainWind</text:p>
          </table:table-cell>
          <table:table-cell office:value-type="string" calcext:value-type="string">
            <text:p>ow.add_new_</text:p>
          </table:table-cell>
          <table:table-cell office:value-type="string" calcext:value-type="string">
            <text:p>mmt_group at</text:p>
          </table:table-cell>
          <table:table-cell office:value-type="string" calcext:value-type="string">
            <text:p><text:s/>line 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 #</text:p>
          </table:table-cell>
          <table:table-cell office:value-type="string" calcext:value-type="string">
            <text:p><text:s text:c="2"/>Hits</text:p>
          </table:table-cell>
          <table:table-cell office:value-type="string" calcext:value-type="string">
            <text:p><text:s text:c="7"/>Time</text:p>
          </table:table-cell>
          <table:table-cell office:value-type="string" calcext:value-type="string">
            <text:p><text:s text:c="2"/>Per Hit</text:p>
          </table:table-cell>
          <table:table-cell office:value-type="string" calcext:value-type="string">
            <text:p>% Time</text:p>
          </table:table-cell>
          <table:table-cell office:value-type="string" calcext:value-type="string">
            <text:p><text:s/>Line</text:p>
          </table:table-cell>
          <table:table-cell office:value-type="string" calcext:value-type="string">
            <text:p><text:s/>Contents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5"/>
          <table:table-cell office:value-type="string" calcext:value-type="string">
            <text:p>def add_new_mmt_group(self, parent):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number-columns-repeated="5"/>
          <table:table-cell office:value-type="string" calcext:value-type="string">
            <text:p><text:s text:c="4"/>"""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number-columns-repeated="5"/>
          <table:table-cell office:value-type="string" calcext:value-type="string">
            <text:p><text:s text:c="4"/>add the controls for a new artefact measurement to the side bar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5"/>
          <table:table-cell office:value-type="string" calcext:value-type="string">
            <text:p><text:s text:c="4"/>"""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new_title = f"Simulation {self.nmmts}"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grp_params = gc.mmt_control_grp.copy()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354394.1" calcext:value-type="float">
            <text:p>354394.1</text:p>
          </table:table-cell>
          <table:table-cell office:value-type="float" office:value="22149.6" calcext:value-type="float">
            <text:p>22149.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 text:c="4"/>with self.mmt_group.treeChangeBlocker():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float" office:value="930354.2" calcext:value-type="float">
            <text:p>930354.2</text:p>
          </table:table-cell>
          <table:table-cell office:value-type="float" office:value="116294.3" calcext:value-type="float">
            <text:p>116294.3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string" calcext:value-type="string">
            <text:p><text:s text:c="8"/>new_grp = parent.addChild(grp_params, autoIncrementName=True)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 office:value-type="float" office:value="1463.3" calcext:value-type="float">
            <text:p>1463.3</text:p>
          </table:table-cell>
          <table:table-cell office:value-type="float" office:value="182.9" calcext:value-type="float">
            <text:p>182.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<text:s text:c="8"/>new_grp.setOpts(title=new_title)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4894.6" calcext:value-type="float">
            <text:p>4894.6</text:p>
          </table:table-cell>
          <table:table-cell office:value-type="float" office:value="611.8" calcext:value-type="float">
            <text:p>611.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<text:s text:c="8"/>new_grp.child("mmt_title").setValue(new_title)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8" calcext:value-type="float">
            <text:p>8</text:p>
          </table:table-cell>
          <table:table-cell office:value-type="float" office:value="4377.3" calcext:value-type="float">
            <text:p>4377.3</text:p>
          </table:table-cell>
          <table:table-cell office:value-type="float" office:value="547.2" calcext:value-type="float">
            <text:p>547.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<text:s text:c="8"/>new_grp.child("artefact").setLimits(list(cf.artefact_models.keys()))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office:value-type="float" office:value="135.2" calcext:value-type="float">
            <text:p>135.2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new_grp.child("artefact").setValue(list(cf.artefact_models.keys())[0])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prb_limits = {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value.title: key for key, value in self.machine.probes.items()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5"/>
          <table:table-cell office:value-type="string" calcext:value-type="string">
            <text:p><text:s text:c="8"/>}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4046.3" calcext:value-type="float">
            <text:p>4046.3</text:p>
          </table:table-cell>
          <table:table-cell office:value-type="float" office:value="505.8" calcext:value-type="float">
            <text:p>505.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<text:s text:c="8"/>new_grp.child("probe").setLimits(prb_limits)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123.5" calcext:value-type="float">
            <text:p>123.5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new_grp.child("probe").setValue(list(prb_limits.values())[0])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office:value-type="float" office:value="171.4" calcext:value-type="float">
            <text:p>171.4</text:p>
          </table:table-cell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new_grp.child("mmt_title").sigValueChanged.connect(self.change_mmt_title)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8" calcext:value-type="float">
            <text:p>8</text:p>
          </table:table-cell>
          <table:table-cell office:value-type="float" office:value="92.7" calcext:value-type="float">
            <text:p>92.7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new_grp.sigContextMenu.connect(self.mmt_menu)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6" calcext:value-type="float">
            <text:p>16</text:p>
          </table:table-cell>
          <table:table-cell office:value-type="float" office:value="144.2" calcext:value-type="float">
            <text:p>144.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new_grp.child("grp_location", "centre").sigActivated.connect(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float" office:value="5.2" calcext:value-type="float">
            <text:p>5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self.centre_on_cmm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5"/>
          <table:table-cell office:value-type="string" calcext:value-type="string">
            <text:p><text:s text:c="8"/>)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385755.9" calcext:value-type="float">
            <text:p>385755.9</text:p>
          </table:table-cell>
          <table:table-cell office:value-type="float" office:value="48219.5" calcext:value-type="float">
            <text:p>48219.5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string" calcext:value-type="string">
            <text:p><text:s text:c="4"/>self.update_measurements()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  <table:table-cell office:value-type="float" office:value="22.3" calcext:value-type="float">
            <text:p>22.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self.nmmts +=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3:43:19.812355247</meta:creation-date>
    <dc:date>2025-10-15T14:13:29.526418069</dc:date>
    <meta:editing-duration>PT7M45S</meta:editing-duration>
    <meta:editing-cycles>2</meta:editing-cycles>
    <meta:generator>LibreOffice/24.2.7.2$Linux_X86_64 LibreOffice_project/420$Build-2</meta:generator>
    <meta:document-statistic meta:table-count="2" meta:cell-count="541" meta:object-count="0"/>
  </office:meta>
</office:document-meta>
</file>